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61" calcext:value-type="float">
            <text:p>161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7" calcext:value-type="float">
            <text:p>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12.5" calcext:value-type="string">
            <text:p>4x9 112.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 office:value-type="string" office:string-value="2x7 121" calcext:value-type="string">
            <text:p>2x7 121</text:p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3x7 121" calcext:value-type="string">
            <text:p>3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 office:value-type="string" office:string-value="3x5 129" calcext:value-type="string">
            <text:p>3x5 129</text:p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4x5 129" calcext:value-type="string">
            <text:p>4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5x3 137" calcext:value-type="string">
            <text:p>5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 office:value-type="string" office:string-value="5x3 137" calcext:value-type="string">
            <text:p>5x3 137</text:p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4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 office:value-type="string" office:string-value="2x7 125" calcext:value-type="string">
            <text:p>2x7 125</text:p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3x7 125" calcext:value-type="string">
            <text:p>3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 office:value-type="string" office:string-value="3x5 134" calcext:value-type="string">
            <text:p>3x5 134</text:p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4x5 134" calcext:value-type="string">
            <text:p>4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5x3 142" calcext:value-type="string">
            <text:p>5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 office:value-type="string" office:string-value="5x3 142" calcext:value-type="string">
            <text:p>5x3 142</text:p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21" calcext:value-type="string">
            <text:p>4x9 121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 office:value-type="string" office:string-value="2x7 130" calcext:value-type="string">
            <text:p>2x7 130</text:p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3x7 130" calcext:value-type="string">
            <text:p>3x7 130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 office:value-type="string" office:string-value="3x5 139" calcext:value-type="string">
            <text:p>3x5 139</text:p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4x5 139" calcext:value-type="string">
            <text:p>4x5 13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5x3 147.5" calcext:value-type="string">
            <text:p>5x3 14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 office:value-type="string" office:string-value="5x3 147.5" calcext:value-type="string">
            <text:p>5x3 147.5</text:p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 office:value-type="string" office:string-value="rest" calcext:value-type="string">
            <text:p>rest</text:p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3"/>
        <table:table-column table:style-name="co3" table:default-cell-style-name="ce34"/>
        <table:table-column table:style-name="co3" table:default-cell-style-name="ce33"/>
        <table:table-column table:style-name="co3" table:default-cell-style-name="ce34"/>
        <table:table-column table:style-name="co3" table:number-columns-repeated="2" table:default-cell-style-name="ce33"/>
        <table:table-column table:style-name="co3" table:default-cell-style-name="ce34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 office:value-type="float" office:value="0.85" calcext:value-type="float">
            <text:p>0.85</text:p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3" table:formula="of:=IF(['Agade''s Smolov'.$D$2]=7;&quot;2x7&quot;;&quot;&quot;)" office:value-type="string" office:string-value="2x7" calcext:value-type="string">
            <text:p>2x7</text:p>
          </table:table-cell>
          <table:table-cell table:formula="of:=IF(['Agade''s Smolov'.$D$2]=7;&quot;3x7&quot;;&quot;5x7&quot;)" office:value-type="string" office:string-value="3x7" calcext:value-type="string">
            <text:p>3x7</text:p>
          </table:table-cell>
          <table:table-cell table:style-name="ce33" table:formula="of:=IF(['Agade''s Smolov'.$D$2]=7;&quot;3x5&quot;;&quot;&quot;)" office:value-type="string" office:string-value="3x5" calcext:value-type="string">
            <text:p>3x5</text:p>
          </table:table-cell>
          <table:table-cell table:formula="of:=IF(['Agade''s Smolov'.$D$2]=7;&quot;4x5&quot;;&quot;7x5&quot;)" office:value-type="string" office:string-value="4x5" calcext:value-type="string">
            <text:p>4x5</text:p>
          </table:table-cell>
          <table:table-cell table:formula="of:=IF(['Agade''s Smolov'.$D$2]=7;&quot;5x3&quot;;&quot;10x3&quot;)" office:value-type="string" office:string-value="5x3" calcext:value-type="string">
            <text:p>5x3</text:p>
          </table:table-cell>
          <table:table-cell table:style-name="ce33" table:formula="of:=IF(['Agade''s Smolov'.$D$2]=7;&quot;5x3&quot;;&quot;&quot;)" office:value-type="string" office:string-value="5x3" calcext:value-type="string">
            <text:p>5x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22:33.5968460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8T15:42:55.643496815</dc:date>
    <meta:editing-cycles>312</meta:editing-cycles>
    <meta:editing-duration>PT19H55M8S</meta:editing-duration>
    <meta:generator>LibreOffice/7.2.5.2$Linux_X86_64 LibreOffice_project/20$Build-2</meta:generator>
    <meta:document-statistic meta:table-count="2" meta:cell-count="65" meta:object-count="3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opy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Down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ToEndOfData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ut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Up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args12(0).Name = "URL"
args12(0).Value = "file:///home/agade/Documents/Sports/Agade-s-Smolov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